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er">
      <style:text-properties officeooo:rsid="0011e87e" officeooo:paragraph-rsid="0011e87e"/>
    </style:style>
    <style:style style:name="P5" style:family="paragraph" style:parent-style-name="Heading_20_1" style:list-style-name="">
      <style:paragraph-properties fo:text-align="center" style:justify-single-word="false"/>
      <style:text-properties officeooo:rsid="0011e87e" officeooo:paragraph-rsid="0011e87e"/>
    </style:style>
    <style:style style:name="P6" style:family="paragraph" style:parent-style-name="Heading_20_1">
      <style:paragraph-properties fo:break-before="page"/>
      <style:text-properties officeooo:rsid="0011e87e" officeooo:paragraph-rsid="0011e87e"/>
    </style:style>
    <style:style style:name="P7" style:family="paragraph" style:parent-style-name="Heading_20_2">
      <style:text-properties officeooo:rsid="0011e87e" officeooo:paragraph-rsid="0011e87e"/>
    </style:style>
    <style:style style:name="P8" style:family="paragraph" style:parent-style-name="Subtitle">
      <style:paragraph-properties fo:text-align="end" style:justify-single-word="false"/>
      <style:text-properties officeooo:rsid="0011e87e" officeooo:paragraph-rsid="0011e87e"/>
    </style:style>
    <style:style style:name="P9" style:family="paragraph" style:parent-style-name="Text_20_body">
      <style:paragraph-properties fo:text-align="end" style:justify-single-word="false"/>
      <style:text-properties officeooo:rsid="0011e87e" officeooo:paragraph-rsid="0011e87e"/>
    </style:style>
    <style:style style:name="P10" style:family="paragraph" style:parent-style-name="Text_20_body">
      <style:text-properties officeooo:paragraph-rsid="0011e87e"/>
    </style:style>
    <style:style style:name="P11" style:family="paragraph" style:parent-style-name="Text_20_body">
      <style:paragraph-properties fo:break-before="page"/>
      <style:text-properties officeooo:paragraph-rsid="0011e87e"/>
    </style:style>
    <style:style style:name="P12" style:family="paragraph" style:parent-style-name="Text_20_body">
      <style:text-properties officeooo:paragraph-rsid="0011f109"/>
    </style:style>
    <style:style style:name="P13" style:family="paragraph" style:parent-style-name="Title">
      <style:paragraph-properties fo:text-align="end" style:justify-single-word="false"/>
      <style:text-properties officeooo:rsid="0011e87e" officeooo:paragraph-rsid="0011e87e"/>
    </style:style>
    <style:style style:name="T1" style:family="text">
      <style:text-properties officeooo:rsid="0011e87e"/>
    </style:style>
    <style:style style:name="T2" style:family="text">
      <style:text-properties officeooo:rsid="0011f10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>Involve Design Specifications</text:p>
      <text:p text:style-name="P8">Version 2.0.0</text:p>
      <text:p text:style-name="P8">06/28/2023</text:p>
      <text:p text:style-name="P9">Jack Hagen</text:p>
      <text:p text:style-name="P9">Oconomowoc High School</text:p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1"><text:a xlink:type="simple" xlink:href="#__RefHeading___Toc2654_328192480" text:style-name="Index_20_Link" text:visited-style-name="Index_20_Link">Introduction<text:tab/>3</text:a></text:p>
          <text:p text:style-name="P2"><text:a xlink:type="simple" xlink:href="#__RefHeading___Toc2666_328192480" text:style-name="Index_20_Link" text:visited-style-name="Index_20_Link">Requirements<text:tab/>3</text:a></text:p>
          <text:p text:style-name="P2"><text:a xlink:type="simple" xlink:href="#__RefHeading___Toc2668_328192480" text:style-name="Index_20_Link" text:visited-style-name="Index_20_Link">Overview<text:tab/>3</text:a></text:p>
          <text:p text:style-name="P1"><text:a xlink:type="simple" xlink:href="#__RefHeading___Toc2658_328192480" text:style-name="Index_20_Link" text:visited-style-name="Index_20_Link">System Design<text:tab/>4</text:a></text:p>
          <text:p text:style-name="P2"><text:a xlink:type="simple" xlink:href="#__RefHeading___Toc2660_328192480" text:style-name="Index_20_Link" text:visited-style-name="Index_20_Link">Post/Get requests, main.py diagram<text:tab/>4</text:a></text:p>
          <text:p text:style-name="P2"><text:a xlink:type="simple" xlink:href="#__RefHeading___Toc2662_328192480" text:style-name="Index_20_Link" text:visited-style-name="Index_20_Link">Libraries and Tools Used<text:tab/>4</text:a></text:p>
          <text:p text:style-name="P1"><text:a xlink:type="simple" xlink:href="#__RefHeading___Toc2664_328192480" text:style-name="Index_20_Link" text:visited-style-name="Index_20_Link">Operational Scenarios<text:tab/>5</text:a></text:p>
        </text:index-body>
      </text:table-of-content>
      <text:p text:style-name="P10"/>
      <text:h text:style-name="P5" text:outline-level="1"/>
      <text:h text:style-name="P6" text:outline-level="1"><text:bookmark-start text:name="__RefHeading___Toc2654_328192480"/>Introduction<text:bookmark-end text:name="__RefHeading___Toc2654_328192480"/></text:h>
      <text:h text:style-name="Heading_20_2" text:outline-level="2"><text:bookmark-start text:name="__RefHeading___Toc2666_328192480"/>Requirement<text:span text:style-name="T1">s</text:span><text:bookmark-end text:name="__RefHeading___Toc2666_328192480"/></text:h>
      <text:p text:style-name="P10"><text:span text:style-name="T1">The design requirements for this project called for storing data in a relational database, generating reports based on stored data, using dynamic controls, dynamic backups, and sorting data. Because it was to be used by a school district, additional requirements such as being cost effective, intuitive for non-technical users, and able to run with little technical oversight were also considered.</text:span></text:p>
      <text:h text:style-name="P7" text:outline-level="2"><text:bookmark-start text:name="__RefHeading___Toc2668_328192480"/>Overview<text:bookmark-end text:name="__RefHeading___Toc2668_328192480"/></text:h>
      <text:p text:style-name="P12"><text:span text:style-name="T2">I created Involve, a web-based platform to conform to the requirements. Involve is a website which is used to scan student IDs a they enter a school event, and displays the collected data in the form of charts and diagrams. It includes a page for scanning student IDs, a page for evaluating data, and a page for managing the site.</text:span></text:p>
      <text:h text:style-name="P6" text:outline-level="1"><text:bookmark-start text:name="__RefHeading___Toc2658_328192480"/>System Design<text:bookmark-end text:name="__RefHeading___Toc2658_328192480"/></text:h>
      <text:h text:style-name="P7" text:outline-level="2"><text:bookmark-start text:name="__RefHeading___Toc2660_328192480"/>Post/Get requests, main.py diagram<text:bookmark-end text:name="__RefHeading___Toc2660_328192480"/></text:h>
      <text:h text:style-name="P7" text:outline-level="2"><text:bookmark-start text:name="__RefHeading___Toc2662_328192480"/>Libraries and Tools Used<text:bookmark-end text:name="__RefHeading___Toc2662_328192480"/></text:h>
      <text:h text:style-name="P6" text:outline-level="1"><text:bookmark-start text:name="__RefHeading___Toc2664_328192480"/>Operational Scenarios<text:bookmark-end text:name="__RefHeading___Toc2664_328192480"/></text:h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e87e" officeooo:paragraph-rsid="0011e87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</text:page-number><text:s text:c="3"/>Involve Design Specificatio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9:43:55.376990057</meta:creation-date>
    <dc:date>2023-06-21T17:21:41.704025041</dc:date>
    <meta:editing-duration>PT21H37M46S</meta:editing-duration>
    <meta:editing-cycles>2</meta:editing-cycles>
    <meta:generator>LibreOffice/7.5.3.2$Linux_X86_64 LibreOffice_project/9f56dff12ba03b9acd7730a5a481eea045e468f3</meta:generator>
    <meta:document-statistic meta:table-count="0" meta:image-count="0" meta:object-count="0" meta:page-count="6" meta:paragraph-count="23" meta:word-count="175" meta:character-count="1123" meta:non-whitespace-character-count="969"/>
  </office:meta>
</office:document-meta>
</file>